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 Light" svg:font-family="'DejaVu Sans Light'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pact" style:list-style-name="WWNum1001">
      <style:paragraph-properties fo:line-height="100%"/>
      <style:text-properties style:font-name="DejaVu Sans Light" fo:font-size="10pt" style:font-size-asian="10pt" style:font-size-complex="10pt"/>
    </style:style>
    <style:style style:name="P2" style:family="paragraph" style:parent-style-name="Compact" style:list-style-name="WWNum1002">
      <style:paragraph-properties fo:line-height="100%"/>
      <style:text-properties style:font-name="DejaVu Sans Light" fo:font-size="10pt" style:font-size-asian="10pt" style:font-size-complex="10pt"/>
    </style:style>
    <style:style style:name="P3" style:family="paragraph" style:parent-style-name="Compact" style:list-style-name="WWNum1003">
      <style:paragraph-properties fo:line-height="100%"/>
      <style:text-properties style:font-name="DejaVu Sans Light" fo:font-size="10pt" style:font-size-asian="10pt" style:font-size-complex="10pt"/>
    </style:style>
    <style:style style:name="P4" style:family="paragraph" style:parent-style-name="Compact" style:list-style-name="WWNum1004">
      <style:paragraph-properties fo:line-height="100%"/>
      <style:text-properties style:font-name="DejaVu Sans Light" fo:font-size="10pt" style:font-size-asian="10pt" style:font-size-complex="10pt"/>
    </style:style>
    <style:style style:name="P5" style:family="paragraph" style:parent-style-name="Compact" style:list-style-name="WWNum1005">
      <style:paragraph-properties fo:line-height="100%"/>
      <style:text-properties style:font-name="DejaVu Sans Light" fo:font-size="10pt" style:font-size-asian="10pt" style:font-size-complex="10pt"/>
    </style:style>
    <style:style style:name="P6" style:family="paragraph" style:parent-style-name="Compact" style:list-style-name="WWNum1006">
      <style:paragraph-properties fo:line-height="100%"/>
      <style:text-properties style:font-name="DejaVu Sans Light" fo:font-size="10pt" style:font-size-asian="10pt" style:font-size-complex="10pt"/>
    </style:style>
    <style:style style:name="P7" style:family="paragraph" style:parent-style-name="Compact" style:list-style-name="WWNum1007">
      <style:paragraph-properties fo:line-height="100%"/>
      <style:text-properties style:font-name="DejaVu Sans Light" fo:font-size="10pt" style:font-size-asian="10pt" style:font-size-complex="10pt"/>
    </style:style>
    <style:style style:name="P8" style:family="paragraph" style:parent-style-name="Compact" style:list-style-name="WWNum1008">
      <style:paragraph-properties fo:line-height="100%"/>
      <style:text-properties style:font-name="DejaVu Sans Light" fo:font-size="10pt" style:font-size-asian="10pt" style:font-size-complex="10pt"/>
    </style:style>
    <style:style style:name="P9" style:family="paragraph" style:parent-style-name="Compact" style:list-style-name="WWNum1009">
      <style:paragraph-properties fo:line-height="100%"/>
      <style:text-properties style:font-name="DejaVu Sans Light" fo:font-size="10pt" style:font-size-asian="10pt" style:font-size-complex="10pt"/>
    </style:style>
    <style:style style:name="P10" style:family="paragraph" style:parent-style-name="Compact" style:list-style-name="WWNum1010">
      <style:paragraph-properties fo:line-height="100%"/>
      <style:text-properties style:font-name="DejaVu Sans Light" fo:font-size="10pt" style:font-size-asian="10pt" style:font-size-complex="10pt"/>
    </style:style>
    <style:style style:name="P11" style:family="paragraph" style:parent-style-name="Compact" style:list-style-name="WWNum1011">
      <style:paragraph-properties fo:line-height="100%"/>
      <style:text-properties style:font-name="DejaVu Sans Light" fo:font-size="10pt" style:font-size-asian="10pt" style:font-size-complex="10pt"/>
    </style:style>
    <style:style style:name="P12" style:family="paragraph" style:parent-style-name="Compact" style:list-style-name="WWNum1012">
      <style:paragraph-properties fo:line-height="100%"/>
      <style:text-properties style:font-name="DejaVu Sans Light" fo:font-size="10pt" style:font-size-asian="10pt" style:font-size-complex="10pt"/>
    </style:style>
    <style:style style:name="P13" style:family="paragraph" style:parent-style-name="Compact" style:list-style-name="WWNum1013">
      <style:paragraph-properties fo:line-height="100%"/>
      <style:text-properties style:font-name="DejaVu Sans Light" fo:font-size="10pt" style:font-size-asian="10pt" style:font-size-complex="10pt"/>
    </style:style>
    <style:style style:name="P14" style:family="paragraph" style:parent-style-name="Compact" style:list-style-name="WWNum1014">
      <style:paragraph-properties fo:line-height="100%"/>
      <style:text-properties style:font-name="DejaVu Sans Light" fo:font-size="10pt" style:font-size-asian="10pt" style:font-size-complex="10pt"/>
    </style:style>
    <style:style style:name="P15" style:family="paragraph" style:parent-style-name="Compact" style:list-style-name="WWNum1015">
      <style:paragraph-properties fo:line-height="100%"/>
      <style:text-properties style:font-name="DejaVu Sans Light" fo:font-size="10pt" style:font-size-asian="10pt" style:font-size-complex="10pt"/>
    </style:style>
    <style:style style:name="P16" style:family="paragraph" style:parent-style-name="Compact" style:list-style-name="WWNum1016">
      <style:paragraph-properties fo:line-height="100%"/>
      <style:text-properties style:font-name="DejaVu Sans Light" fo:font-size="10pt" style:font-size-asian="10pt" style:font-size-complex="10pt"/>
    </style:style>
    <style:style style:name="P17" style:family="paragraph" style:parent-style-name="Compact" style:list-style-name="WWNum1017">
      <style:paragraph-properties fo:line-height="100%"/>
      <style:text-properties style:font-name="DejaVu Sans Light" fo:font-size="10pt" style:font-size-asian="10pt" style:font-size-complex="10pt"/>
    </style:style>
    <style:style style:name="P18" style:family="paragraph" style:parent-style-name="First_20_Paragraph">
      <style:paragraph-properties fo:line-height="100%"/>
      <style:text-properties style:font-name="DejaVu Sans Light" fo:font-size="10pt" style:font-size-asian="10pt" style:font-size-complex="10pt"/>
    </style:style>
    <style:style style:name="P19" style:family="paragraph" style:parent-style-name="Heading_20_1">
      <style:paragraph-properties fo:line-height="100%"/>
      <style:text-properties style:font-name="DejaVu Sans Light" fo:font-size="10pt" style:font-size-asian="10pt" style:font-size-complex="10pt"/>
    </style:style>
    <style:style style:name="P20" style:family="paragraph" style:parent-style-name="Heading_20_2">
      <style:paragraph-properties fo:line-height="100%"/>
      <style:text-properties style:font-name="DejaVu Sans Light" fo:font-size="10pt" style:font-size-asian="10pt" style:font-size-complex="10pt"/>
    </style:style>
    <style:style style:name="P21" style:family="paragraph" style:parent-style-name="Heading_20_3">
      <style:paragraph-properties fo:line-height="100%"/>
      <style:text-properties style:font-name="DejaVu Sans Light" fo:font-size="10pt" style:font-size-asian="10pt" style:font-size-complex="10pt"/>
    </style:style>
    <style:style style:name="P22" style:family="paragraph" style:parent-style-name="Text_20_body">
      <style:paragraph-properties fo:line-height="100%"/>
      <style:text-properties style:font-name="DejaVu Sans Light" fo:font-size="10pt" style:font-size-asian="10pt" style:font-size-complex="10pt"/>
    </style:style>
    <style:style style:name="P23" style:family="paragraph" style:parent-style-name="Text_20_body">
      <style:paragraph-properties fo:line-height="100%"/>
      <style:text-properties style:font-name="DejaVu Sans Light" fo:font-size="10pt" officeooo:paragraph-rsid="000272dd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bookmark-start text:name="Xfd5c18518baaab544235f2bc328c71f51196531"/>Résumé Complet - Encyclopédie des Réseaux Locaux</text:h>
      <text:h text:style-name="P20" text:outline-level="2"><text:bookmark-start text:name="introduction-aux-réseaux-locaux"/>Introduction aux Réseaux Locaux</text:h>
      <text:h text:style-name="P21" text:outline-level="3"><text:bookmark-start text:name="objectifs"/>Objectifs</text:h>
      <text:list xml:id="list2579712729" text:style-name="WWNum1001">
        <text:list-item>
          <text:p text:style-name="P1">Étude des problèmes de performance et d’efficacité</text:p>
        </text:list-item>
        <text:list-item>
          <text:p text:style-name="P1">Compréhension des méthodes de segmentation et virtualisation</text:p>
        </text:list-item>
        <text:list-item>
          <text:p text:style-name="P1">Maîtrise des architectures réseau local, VLAN, algorithmes de pontage</text:p>
        </text:list-item>
        <text:list-item>
          <text:p text:style-name="P1">Compétences en administration Ethernet et WiFi<text:bookmark-end text:name="objectifs"/></text:p>
        </text:list-item>
      </text:list>
      <text:h text:style-name="P21" text:outline-level="3"><text:bookmark-start text:name="méthodes-daccès"/>Méthodes d’accès</text:h>
      <text:p text:style-name="P18"><text:span text:style-name="T1">A. Méthode par interrogation (polling)</text:span> - Station “chef” attribue la parole cycliquement - Exemple: HDLC - Processus: 1) Chef demande si la station veut parler 2) Station parle puis signale fin 3) Chef interroge station suivante</text:p>
      <text:p text:style-name="P22"><text:span text:style-name="T1">B. Méthode de partage sur requête (TDMA)</text:span> - Station demande au “chef” une quantité de ressources (temps/fréquence) - Exemple: Point d’accès WiFi allouant du temps aux appareils</text:p>
      <text:p text:style-name="P22"><text:span text:style-name="T1">C. Méthode à jeton (token)</text:span> - Seule la station possédant le jeton peut émettre - Utilisée dans les réseaux Token Ring - Analogue à un micro circulant dans un amphithéâtre</text:p>
      <text:p text:style-name="P22"><text:span text:style-name="T1">D. Méthodes à collision</text:span> - Aloha: Émission sans contrainte, retransmission si collision - CSMA/CD: Écoute du support avant émission, détection de collision et retransmission après attente aléatoire - CSMA/CA: Comme CSMA/CD mais avec attente aléatoire avant émission et détection par absence d’ACK<text:bookmark-end text:name="méthodes-daccès"/></text:p>
      <text:h text:style-name="P21" text:outline-level="3"><text:bookmark-start text:name="classification-des-méthodes-daccès"/>Classification des méthodes d’accès</text:h>
      <text:p text:style-name="P18"><text:span text:style-name="T1">A. Partage statique</text:span> - Ressources dédiées à chaque station - Avantages: Simplicité, garantie de service, efficace pour besoins constants - Inconvénients: Gaspillage de ressources, difficile à faire évoluer</text:p>
      <text:p text:style-name="P22"><text:span text:style-name="T1">B. Partage dynamique</text:span> 1. <text:span text:style-name="T1">Centralisé</text:span>: - Machine “chef” décide qui émet - Avantages: Efficacité, contrôle des temps - Inconvénients: Complexité, perte de temps pour interrogation, difficulté d’évolution</text:p>
      <text:list xml:id="list2535631195" text:style-name="WWNum1002">
        <text:list-item text:start-value="2">
          <text:p text:style-name="P2"><text:span text:style-name="T1">Décentralisé/distribué</text:span>:</text:p>
        </text:list-item>
      </text:list>
      <text:list xml:id="list131941599067833" text:continue-list="list2579712729" text:style-name="WWNum1003">
        <text:list-item>
          <text:list>
            <text:list-item>
              <text:p text:style-name="P3">Chaque machine détermine son ordre d’émission</text:p>
            </text:list-item>
            <text:list-item>
              <text:p text:style-name="P3">Avantages: Scalabilité</text:p>
            </text:list-item>
            <text:list-item>
              <text:p text:style-name="P3">Types: Méthodes déterministes (sans collision) ou probabilistes (avec collisions)<text:bookmark-end text:name="introduction-aux-réseaux-locaux"/><text:bookmark-end text:name="classification-des-méthodes-daccès"/></text:p>
            </text:list-item>
          </text:list>
        </text:list-item>
      </text:list>
      <text:h text:style-name="P20" text:outline-level="2"><text:bookmark-start text:name="Xb474d21d876f8996df7f04c1e58df0dce537605"/>Chapitre 1: Architecture et Standardisation</text:h>
      <text:h text:style-name="P21" text:outline-level="3"><text:bookmark-start text:name="architecture-réseau-local"/>Architecture réseau local</text:h>
      <text:p text:style-name="P18"><text:span text:style-name="T1">Modèle en 3 niveaux:</text:span></text:p>
      <text:p text:style-name="P22"><text:span text:style-name="T1">A. LLC (Logical Link Control)</text:span> - Demande d’informations à transmettre - Multiplexage et contrôle de lien - Identification des protocoles via SAP (Service Access Point) - Services: LLC1 (sans connexion, sans acquittement), LLC2 (orienté connexion), LLC3 (sans connexion avec acquittement)</text:p>
      <text:p text:style-name="P22"><text:span text:style-name="T1">B. MAC (Medium Access Control)</text:span> - Obtention du droit d’accès au support - Gestion des trames avec adresses MAC - Détection d’erreurs</text:p>
      <text:p text:style-name="P22"><text:span text:style-name="T1">C. Physique</text:span> - Transmission sur le support (optique, air, cuivre) - Codages, synchronisation, connectiques<text:bookmark-end text:name="architecture-réseau-local"/></text:p>
      <text:h text:style-name="P21" text:outline-level="3"><text:bookmark-start text:name="standardisation-des-réseaux-locaux"/>Standardisation des Réseaux Locaux</text:h>
      <text:p text:style-name="P18"><text:span text:style-name="T1">A. Standards IEEE 802.x</text:span> - 802.1: Architecture générale - 802.2: Échange LLC - 802.3: CSMA/CD (Ethernet) - 802.5: Token Ring - 802.11: WiFi</text:p>
      <text:p text:style-name="P22"><text:span text:style-name="T1">B. Adressage MAC</text:span> - 6 octets (48 bits) - Structure: - Bit 0: I/G (0=Individuelle, 1=Groupe) - Bit 1: U/L (0=Universelle, 1=Administrée localement) - 3 octets: OUI (Identifiant Unique d’Organisation) - 3 octets: Numérotation par l’organisation - Types: Unicast, Multicast, Broadcast (FF:FF:FF:FF:FF:FF) - Différence avec IP: MAC locale au réseau, IP de bout en bout</text:p>
      <text:p text:style-name="P22"><text:span text:style-name="T1">C. Couche LLC</text:span> - Format PDU: DSAP (8 bits), SSAP (8 bits), Contrôle (8/16 bits), Information - Service LLC1: Trames non numérotées (code 03), utilisé dans les réseaux locaux<text:bookmark-end text:name="Xb474d21d876f8996df7f04c1e58df0dce537605"/><text:bookmark-end text:name="standardisation-des-réseaux-locaux"/></text:p>
      <text:h text:style-name="P20" text:outline-level="2"><text:bookmark-start text:name="chapitre-2-commutation-et-vlan-ethernet"/>Chapitre 2: Commutation et VLAN Ethernet</text:h>
      <text:h text:style-name="P21" text:outline-level="3"><text:bookmark-start text:name="X813d06240c77b035f746b1db973c95499ddf8c4"/>Architectures Ethernet et formats de trames</text:h>
      <text:p text:style-name="P18"><text:span text:style-name="T1">A. Couche physique</text:span> - 7 octets Préambule (101010…) - 1 octet SFD (Start-of-Frame Delimiter): 10101011</text:p>
      <text:p text:style-name="P22"><text:span text:style-name="T1">B. Couche MAC</text:span> - 6 octets adresse destination - 6 octets adresse source - 2 octets L/T (longueur/type) - Données (+ padding si nécessaire) - 4 octets CRC (contrôle d’erreur) - Taille: 64B à 1500B<text:bookmark-end text:name="X813d06240c77b035f746b1db973c95499ddf8c4"/></text:p>
      <text:h text:style-name="P21" text:outline-level="3"><text:bookmark-start text:name="segmentation-switch-et-apprentissage"/>Segmentation Switch et Apprentissage</text:h>
      <text:p text:style-name="P18"><text:span text:style-name="T1">A. Principe du bridge</text:span> - Relaie les trames entre deux LAN - Écoute, décision de relayage, adaptation des formats</text:p>
      <text:p text:style-name="P22"><text:span text:style-name="T1">B. Table dynamique du bridge</text:span> - Ajout d’adresses source à la table - Relayage vers port connu ou broadcast - TTL (Time To Live) pour les entrées</text:p>
      <text:p text:style-name="P22"><text:span text:style-name="T1">C. Switch vs Hub</text:span> - Switch = pont intelligent (relayage sélectif) - Hub = répéteur simple (relayage sur tous les ports)<text:bookmark-end text:name="segmentation-switch-et-apprentissage"/></text:p>
      <text:h text:style-name="P21" text:outline-level="3"><text:bookmark-start text:name="vlan"/>VLAN</text:h>
      <text:p text:style-name="P18"><text:span text:style-name="T1">A. Bases du VLAN</text:span> - Différenciation LAN physique/virtuel - Types: Par ports, par adresses, par applications - Fonctionnement: Tables de relayage par VLAN - Avantages: Performance, flexibilité, sécurité</text:p>
      <text:p text:style-name="P22"><text:span text:style-name="T1">B. Administration des VLAN</text:span> 1. <text:span text:style-name="T1">VTP (VLAN Trunking Protocol)</text:span> - Configuration sur switch serveur - <text:soft-page-break/>Clients héritent des informations - Configuration manuelle des ports</text:p>
      <text:list xml:id="list131941747652973" text:continue-list="list2535631195" text:style-name="WWNum1004">
        <text:list-item text:start-value="2">
          <text:p text:style-name="P4"><text:span text:style-name="T1">VMPS</text:span></text:p>
        </text:list-item>
      </text:list>
      <text:list xml:id="list131940090437936" text:continue-list="list131941599067833" text:style-name="WWNum1005">
        <text:list-item>
          <text:list>
            <text:list-item>
              <text:p text:style-name="P5">Règles d’assignation basées sur adresses MAC</text:p>
            </text:list-item>
            <text:list-item>
              <text:p text:style-name="P5">Interrogation automatique du serveur</text:p>
            </text:list-item>
          </text:list>
        </text:list-item>
      </text:list>
      <text:p text:style-name="P18"><text:span text:style-name="T1">C. Communications inter-VLAN</text:span> - Via routeur appartenant aux deux VLAN - Interfaces virtuelles pour nombreux VLAN - Marquage de trames pour ports multi-VLAN<text:bookmark-end text:name="chapitre-2-commutation-et-vlan-ethernet"/><text:bookmark-end text:name="vlan"/></text:p>
      <text:h text:style-name="P20" text:outline-level="2"><text:bookmark-start text:name="X3921f4a94ae9e8bf680d519d3bb82a743353cb9"/>Chapitre 3: Arbre recouvrant (STP, RSTP, MSTP)</text:h>
      <text:h text:style-name="P21" text:outline-level="3"><text:bookmark-start text:name="Xb5110b4938efc9f0b39f0eed3b9f386a9a390d8"/>Problèmes et solution au routage par apprentissage</text:h>
      <text:p text:style-name="P18"><text:span text:style-name="T1">A. Principe de l’algorithme Spanning Tree</text:span> 1. Choix du pont racine (plus petit ID) 2. Détermination du coût vers la racine 3. Définition des ports racine (plus proche de la racine) 4. Détermination des ports de relayage/désactivation</text:p>
      <text:p text:style-name="P23"><text:span text:style-name="T1">B. Routage par apprentissage</text:span> - Enregistrement des adresses dans les tables dynamiques - Relayage selon la connaissance des destinations<text:bookmark-end text:name="Xb5110b4938efc9f0b39f0eed3b9f386a9a390d8"/></text:p>
      <text:h text:style-name="P19" text:outline-level="1"><text:bookmark-start text:name="protocoles-de-stp"/>Protocoles de STP</text:h>
      <text:p text:style-name="P18"><text:span text:style-name="T1">A. Protocole d’arbre recouvrant</text:span> - Échange de BPDU (Bridge Protocol Data Unit) - SAP de BPDU = 42 - Informations: ID racine, coût du chemin, ID port - Processus d’élection et convergence - RSTP: Plus rapide, rôles supplémentaires (Alternate, Backup) - Détection de panne: 3 BPDU non reçus</text:p>
      <text:p text:style-name="P22"><text:span text:style-name="T1">B. VLAN et arbre recouvrant</text:span> - PSTP: Un arbre par VLAN (ancienne méthode) - MSTP: Regroupement de VLAN sur un même arbre<text:bookmark-end text:name="protocoles-de-stp"/></text:p>
      <text:h text:style-name="P21" text:outline-level="3"><text:bookmark-start text:name="Xdc744403123a220d8cb159c955c0c70204beef4"/>Autres routages - Alternative à l’apprentissage</text:h>
      <text:p text:style-name="P18"><text:span text:style-name="T1">A. Routage par la source</text:span> 1. Principe d’apprentissage: - Recherche de destination par diffusion - Inscription des ponts sur la trame - Choix de route par station destinataire</text:p>
      <text:list xml:id="list131941367039222" text:continue-list="list131941747652973" text:style-name="WWNum1006">
        <text:list-item text:start-value="2">
          <text:p text:style-name="P6">Principe du relayage:</text:p>
        </text:list-item>
      </text:list>
      <text:list xml:id="list131940966515564" text:continue-list="list131940090437936" text:style-name="WWNum1007">
        <text:list-item>
          <text:list>
            <text:list-item>
              <text:p text:style-name="P7">Champ chemin dans trame MAC</text:p>
            </text:list-item>
            <text:list-item>
              <text:p text:style-name="P7">Route déterminée avant émission</text:p>
            </text:list-item>
            <text:list-item>
              <text:p text:style-name="P7">Séquence de ponts et réseaux<text:bookmark-end text:name="X3921f4a94ae9e8bf680d519d3bb82a743353cb9"/><text:bookmark-end text:name="Xdc744403123a220d8cb159c955c0c70204beef4"/></text:p>
            </text:list-item>
          </text:list>
        </text:list-item>
      </text:list>
      <text:h text:style-name="P20" text:outline-level="2"><text:bookmark-start text:name="Xa51a614bce05df4326ddffcc5cfa54cf6049754"/>Chapitre 4: Fonctionnement d’un lien Ethernet</text:h>
      <text:h text:style-name="P21" text:outline-level="3"><text:bookmark-start text:name="support-débit-et-contrôle"/>Support, débit et contrôle</text:h>
      <text:p text:style-name="P18"><text:span text:style-name="T1">A. Éléments de base</text:span> 1. Support et transmission: - Évolution sans changer le niveau MAC - Connecteur RJ45: 8 broches, 4 paires - Niveaux de fonctions: RS, MII/GII, PCS, PMA</text:p>
      <text:list xml:id="list131941649782703" text:continue-list="list131941367039222" text:style-name="WWNum1008">
        <text:list-item text:start-value="2">
          <text:p text:style-name="P8">Contrôle de flux:</text:p>
        </text:list-item>
      </text:list>
      <text:list xml:id="list131941764187306" text:continue-list="list131940966515564" text:style-name="WWNum1009">
        <text:list-item>
          <text:list>
            <text:list-item>
              <text:p text:style-name="P9">Évolution half duplex → full duplex</text:p>
            </text:list-item>
            <text:list-item>
              <text:p text:style-name="P9">Trame pause avec durée de pause</text:p>
            </text:list-item>
            <text:list-item>
              <text:p text:style-name="P9">Niveau MAC-c entre LLC et MAC</text:p>
            </text:list-item>
          </text:list>
        </text:list-item>
      </text:list>
      <text:list xml:id="list131940808629923" text:continue-list="list131941649782703" text:style-name="WWNum1008">
        <text:list-item>
          <text:p text:style-name="P8">Autonégociation:</text:p>
        </text:list-item>
      </text:list>
      <text:list xml:id="list131941871059557" text:continue-list="list131941764187306" text:style-name="WWNum1010">
        <text:list-item>
          <text:list>
            <text:list-item>
              <text:p text:style-name="P10">Accord sur débit et mode duplex</text:p>
            </text:list-item>
            <text:list-item>
              <text:p text:style-name="P10">Utilisation de pulses (NLP/FLP)</text:p>
            </text:list-item>
            <text:list-item>
              <text:p text:style-name="P10">Priorités: débit et full duplex</text:p>
            </text:list-item>
            <text:list-item>
              <text:p text:style-name="P10">Spécificités pour fibre optique</text:p>
            </text:list-item>
          </text:list>
        </text:list-item>
      </text:list>
      <text:p text:style-name="P18"><text:span text:style-name="T1">B. Amélioration de performances</text:span> 1. Augmentation des longueurs de trames: - Min: 64 → 512 octets (1Gbps) - Max: Jumbo frames (9000 octets)</text:p>
      <text:list xml:id="list131941431848418" text:continue-list="list131940808629923" text:style-name="WWNum1011">
        <text:list-item text:start-value="2">
          <text:p text:style-name="P11">Agrégation:</text:p>
        </text:list-item>
      </text:list>
      <text:list xml:id="list131940163663146" text:continue-list="list131941871059557" text:style-name="WWNum1012">
        <text:list-item>
          <text:list>
            <text:list-item>
              <text:p text:style-name="P12">Plusieurs liens en parallèle</text:p>
            </text:list-item>
            <text:list-item>
              <text:p text:style-name="P12">Une conversation = un lien</text:p>
            </text:list-item>
            <text:list-item>
              <text:p text:style-name="P12">Protocole LACP entre LLC et MAC-c</text:p>
            </text:list-item>
            <text:list-item>
              <text:p text:style-name="P12">Exigences: même débit, mode, VLAN</text:p>
            </text:list-item>
          </text:list>
        </text:list-item>
      </text:list>
      <text:list xml:id="list131940616316660" text:continue-list="list131941431848418" text:style-name="WWNum1011">
        <text:list-item>
          <text:p text:style-name="P11">Consommation d’énergie:</text:p>
        </text:list-item>
      </text:list>
      <text:list xml:id="list131940171970967" text:continue-list="list131940163663146" text:style-name="WWNum1013">
        <text:list-item>
          <text:list>
            <text:list-item>
              <text:p text:style-name="P13">Mode basse consommation<text:bookmark-end text:name="Xa51a614bce05df4326ddffcc5cfa54cf6049754"/><text:bookmark-end text:name="support-débit-et-contrôle"/></text:p>
            </text:list-item>
          </text:list>
        </text:list-item>
      </text:list>
      <text:h text:style-name="P20" text:outline-level="2"><text:bookmark-start text:name="chapitre-5-wifi"/>Chapitre 5: WiFi</text:h>
      <text:h text:style-name="P21" text:outline-level="3"><text:bookmark-start text:name="éléments-de-base"/>Éléments de base</text:h>
      <text:p text:style-name="P18"><text:span text:style-name="T1">A. Caractéristiques d’une transmission</text:span> 1. Bandes: - 2,4 GHz: 14 canaux de 22 MHz (3 non superposés) - 5 GHz: Canaux de 20 MHz</text:p>
      <text:list xml:id="list131941625313507" text:continue-list="list131940616316660" text:style-name="WWNum1014">
        <text:list-item text:start-value="2">
          <text:p text:style-name="P14">Modulation et MIMO:</text:p>
        </text:list-item>
      </text:list>
      <text:list xml:id="list131940448203545" text:continue-list="list131940171970967" text:style-name="WWNum1015">
        <text:list-item>
          <text:list>
            <text:list-item>
              <text:p text:style-name="P15">Multiple Input Multiple Output</text:p>
            </text:list-item>
            <text:list-item>
              <text:p text:style-name="P15">Single User ou Multi User MIMO</text:p>
            </text:list-item>
          </text:list>
        </text:list-item>
      </text:list>
      <text:p text:style-name="P18"><text:span text:style-name="T1">B. Architectures réseau</text:span> - Vocabulaire: AP, STA, BSS, BSA, DS, DSM - Modes: Ad-hoc ou Infrastructure - Phases: 1. Découverte de l’AP (passive/active) 2. Association (AID, authentification) 3. Transmission de données<text:bookmark-end text:name="éléments-de-base"/></text:p>
      <text:h text:style-name="P21" text:outline-level="3"><text:bookmark-start text:name="gestion-de-laccès-au-support"/>Gestion de l’accès au support</text:h>
      <text:p text:style-name="P18"><text:span text:style-name="T1">A. DCF (CSMA/CA)</text:span> - Écoute, RTS/CTS, transmission, ACK - Solution au problème des stations cachées</text:p>
      <text:p text:style-name="P22"><text:span text:style-name="T1">B. PCF (polling)</text:span> - Interrogation des stations par le point d’accès<text:bookmark-end text:name="gestion-de-laccès-au-support"/></text:p>
      <text:h text:style-name="P21" text:outline-level="3"><text:bookmark-start text:name="améliorations-au-niveau-mac"/>Améliorations au niveau MAC</text:h>
      <text:p text:style-name="P18"><text:span text:style-name="T1">A. Économie d’énergie</text:span> - Stations en sommeil - AP stocke le trafic - Notification via Beacon - APSD (mode ordonné)</text:p>
      <text:p text:style-name="P22"><text:span text:style-name="T1">B. Qualité de service (WMM)</text:span> 1. EDCA: - 4 classes de priorité - 8 niveaux par classe - Priorités d’accès, retransmission, quantité</text:p>
      <text:list text:continue-list="list131941625313507" text:style-name="WWNum1016">
        <text:list-item text:start-value="2">
          <text:p text:style-name="P16">HCCA:</text:p>
        </text:list-item>
      </text:list>
      <text:list text:continue-list="list131940448203545" text:style-name="WWNum1017">
        <text:list-item>
          <text:list>
            <text:list-item>
              <text:p text:style-name="P17">TxOP (autorisation de transmission)</text:p>
            </text:list-item>
            <text:list-item>
              <text:p text:style-name="P17">Inspiré du polling PCF<text:bookmark-end text:name="Xfd5c18518baaab544235f2bc328c71f51196531"/><text:bookmark-end text:name="chapitre-5-wifi"/><text:bookmark-end text:name="améliorations-au-niveau-mac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 Light" svg:font-family="'DejaVu Sans Light'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text:style-name="ListLabel_20_37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38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9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0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41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42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43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44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45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56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57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58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59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60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61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62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63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6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7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74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75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76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77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78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79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80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81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9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8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0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9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9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9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9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1">
      <text:list-level-style-number text:level="1" text:style-name="ListLabel_20_10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01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02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03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04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05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06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07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08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2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3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2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2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2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4">
      <text:list-level-style-number text:level="1" text:style-name="ListLabel_20_127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28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9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0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31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32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33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34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35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5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3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4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6">
      <text:list-level-style-number text:level="1" text:style-name="ListLabel_20_14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46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47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48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9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0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51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52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53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7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5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5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6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4" fo:column-gap="0.3cm"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1:16:21</meta:creation-date>
    <dc:date>2025-05-06T13:19:39.281990387</dc:date>
    <meta:editing-duration>PT9M</meta:editing-duration>
    <meta:editing-cycles>1</meta:editing-cycles>
    <meta:document-statistic meta:table-count="0" meta:image-count="0" meta:object-count="0" meta:page-count="2" meta:paragraph-count="93" meta:word-count="1195" meta:character-count="7552" meta:non-whitespace-character-count="6487"/>
    <meta:generator>LibreOffice/24.2.7.2$Linux_X86_64 LibreOffice_project/420$Build-2</meta:generator>
  </office:meta>
</office:document-meta>
</file>